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adornments="Bold"/>
    <style:font-face style:name="Lato2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1.5pt dotted #000000"/>
    </style:style>
    <style:style style:name="Table10" style:family="table">
      <style:table-properties style:width="17cm" fo:margin-top="0cm" fo:margin-bottom="0.499cm" fo:break-before="page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1" style:family="table">
      <style:table-properties style:width="17cm" fo:margin-top="0cm" fo:margin-bottom="0.499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2" style:family="table">
      <style:table-properties style:width="17cm" fo:margin-top="0cm" fo:margin-bottom="0.499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3" style:family="table">
      <style:table-properties style:width="17cm" fo:margin-top="0cm" fo:margin-bottom="0.499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5pt solid #000000"/>
    </style:style>
    <style:style style:name="Table14" style:family="table">
      <style:table-properties style:width="17cm" fo:margin-top="0cm" fo:margin-bottom="0.499cm" fo:break-before="page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5pt solid #000000"/>
    </style:style>
    <style:style style:name="Table15" style:family="table">
      <style:table-properties style:width="17cm" fo:margin-top="0cm" fo:margin-bottom="0.499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5pt solid #000000"/>
    </style:style>
    <style:style style:name="Table16" style:family="table">
      <style:table-properties style:width="17cm" fo:margin-top="0cm" fo:margin-bottom="0.499cm" fo:break-before="page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fo:margin-top="0cm" fo:margin-bottom="0.499cm" fo:break-before="page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5pt solid #000000"/>
    </style:style>
    <style:style style:name="Table18" style:family="table">
      <style:table-properties style:width="17cm" fo:margin-top="0cm" fo:margin-bottom="0.499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5pt solid #000000"/>
    </style:style>
    <style:style style:name="Table19" style:family="table">
      <style:table-properties style:width="17cm" fo:margin-top="0cm" fo:margin-bottom="0.499cm" fo:break-before="page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5pt solid #000000"/>
    </style:style>
    <style:style style:name="Table20" style:family="table">
      <style:table-properties style:width="17cm" fo:margin-top="0cm" fo:margin-bottom="0.499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3.51cm" style:rel-column-width="13531*"/>
    </style:style>
    <style:style style:name="Table21.B" style:family="table-column">
      <style:table-column-properties style:column-width="6.745cm" style:rel-column-width="26001*"/>
    </style:style>
    <style:style style:name="Table21.C" style:family="table-column">
      <style:table-column-properties style:column-width="6.745cm" style:rel-column-width="26003*"/>
    </style:style>
    <style:style style:name="Table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2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1.C1" style:family="table-cell">
      <style:table-cell-properties style:vertical-align="middle" fo:padding="0.097cm" fo:border="0.5pt solid #000000"/>
    </style:style>
    <style:style style:name="Table21.2" style:family="table-row">
      <style:table-row-properties style:min-row-height="1cm"/>
    </style:style>
    <style:style style:name="Table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fo:margin-top="0cm" fo:margin-bottom="0.499cm" fo:break-before="page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24f1be" style:font-size-asian="9pt" style:font-size-complex="9pt"/>
    </style:style>
    <style:style style:name="P2" style:family="paragraph" style:parent-style-name="Text_20_body">
      <style:text-properties style:font-name="Lato" fo:font-weight="bold" officeooo:paragraph-rsid="0024cf71" style:font-weight-asian="bold" style:font-weight-complex="bold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196f03" fo:background-color="transparent" style:font-size-asian="10.5pt" style:font-size-complex="10.5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1b7a4d" fo:background-color="transparent" style:font-size-asian="10.5pt" style:font-size-complex="10.5pt"/>
    </style:style>
    <style:style style:name="P6" style:family="paragraph" style:parent-style-name="Table_20_Contents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rsid="001d3375" officeooo:paragraph-rsid="001d3375" fo:background-color="transparent" style:font-size-asian="10.5pt" style:font-size-complex="10.5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9c6500" loext:opacity="10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9c6500" loext:opacity="100%" style:font-name="Consolas" fo:font-size="10.5pt" fo:language="zxx" fo:country="none" fo:font-style="normal" style:text-underline-style="none" fo:font-weight="normal" officeooo:paragraph-rsid="00196f03" fo:background-color="transparent" style:font-size-asian="10.5pt" style:font-size-complex="10.5pt"/>
    </style:style>
    <style:style style:name="P9" style:family="paragraph" style:parent-style-name="Table_20_Contents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style:font-name="Consolas" fo:font-size="10.5pt" fo:language="zxx" fo:country="none" fo:font-style="normal" style:text-underline-style="none" fo:font-weight="normal" officeooo:rsid="001d3375" officeooo:paragraph-rsid="001d3375" fo:background-color="transparent" style:font-size-asian="10.5pt" style:font-size-complex="10.5pt"/>
    </style:style>
    <style:style style:name="P10" style:family="paragraph" style:parent-style-name="Title">
      <style:text-properties officeooo:paragraph-rsid="0015f566"/>
    </style:style>
    <style:style style:name="P11" style:family="paragraph" style:parent-style-name="Subtitle">
      <style:text-properties officeooo:paragraph-rsid="0015f566"/>
    </style:style>
    <style:style style:name="P12" style:family="paragraph" style:parent-style-name="Text_20_body">
      <style:text-properties fo:font-weight="bold" officeooo:rsid="00196f03" officeooo:paragraph-rsid="00196f03" style:font-weight-asian="bold" style:font-weight-complex="bold"/>
    </style:style>
    <style:style style:name="P13" style:family="paragraph" style:parent-style-name="Text_20_body">
      <style:text-properties fo:font-weight="normal" officeooo:rsid="00196f03" officeooo:paragraph-rsid="00196f03" style:font-weight-asian="normal" style:font-weight-complex="normal"/>
    </style:style>
    <style:style style:name="P14" style:family="paragraph" style:parent-style-name="Text_20_body">
      <style:text-properties fo:font-weight="normal" officeooo:rsid="0024604f" officeooo:paragraph-rsid="001d3375" style:font-weight-asian="normal" style:font-weight-complex="normal"/>
    </style:style>
    <style:style style:name="P15" style:family="paragraph" style:parent-style-name="Table_20_Contents">
      <style:text-properties officeooo:paragraph-rsid="00196f03"/>
    </style:style>
    <style:style style:name="P16" style:family="paragraph" style:parent-style-name="Table_20_Contents">
      <style:text-properties fo:font-size="10.5pt" officeooo:rsid="001d3375" officeooo:paragraph-rsid="001d3375" style:font-size-asian="10.5pt" style:font-size-complex="10.5pt"/>
    </style:style>
    <style:style style:name="P17" style:family="paragraph" style:parent-style-name="Table_20_Contents">
      <style:text-properties fo:font-size="10.5pt" style:font-size-asian="10.5pt" style:font-size-complex="10.5pt"/>
    </style:style>
    <style:style style:name="P18" style:family="paragraph" style:parent-style-name="Standard">
      <style:paragraph-properties fo:text-align="center" style:justify-single-word="false"/>
      <style:text-properties style:font-name="Consolas" fo:font-size="10.5pt" style:font-size-asian="10.5pt" style:font-size-complex="10.5pt"/>
    </style:style>
    <style:style style:name="P19" style:family="paragraph" style:parent-style-name="Table_20_Contents">
      <style:text-properties style:font-name="Consolas" fo:font-size="10.5pt" officeooo:rsid="001d3375" officeooo:paragraph-rsid="001d3375" style:font-size-asian="10.5pt" style:font-size-complex="10.5pt"/>
    </style:style>
    <style:style style:name="P20" style:family="paragraph" style:parent-style-name="Text_20_body">
      <style:text-properties officeooo:rsid="00196f03" officeooo:paragraph-rsid="00196f03"/>
    </style:style>
    <style:style style:name="P21" style:family="paragraph" style:parent-style-name="Table_20_Contents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style:font-name="Consolas" fo:font-size="10.5pt" fo:language="zxx" fo:country="none" fo:font-style="italic" style:text-underline-style="none" fo:font-weight="normal" fo:background-color="transparent" style:font-size-asian="10.5pt" style:font-size-complex="10.5pt"/>
    </style:style>
    <style:style style:name="P22" style:family="paragraph" style:parent-style-name="Table_20_Contents">
      <style:text-properties officeooo:paragraph-rsid="001bf141"/>
    </style:style>
    <style:style style:name="P23" style:family="paragraph" style:parent-style-name="Table_20_Contents">
      <style:text-properties officeooo:rsid="001ced83" officeooo:paragraph-rsid="001ced83"/>
    </style:style>
    <style:style style:name="P24" style:family="paragraph" style:parent-style-name="Text_20_body">
      <style:text-properties officeooo:rsid="001ced83" officeooo:paragraph-rsid="001ced83"/>
    </style:style>
    <style:style style:name="P25" style:family="paragraph" style:parent-style-name="Table_20_Contents">
      <style:text-properties officeooo:paragraph-rsid="001ced83"/>
    </style:style>
    <style:style style:name="P26" style:family="paragraph" style:parent-style-name="Text_20_body">
      <style:text-properties officeooo:paragraph-rsid="001ced83"/>
    </style:style>
    <style:style style:name="P27" style:family="paragraph" style:parent-style-name="Table_20_Contents">
      <style:text-properties officeooo:paragraph-rsid="001d3375"/>
    </style:style>
    <style:style style:name="P28" style:family="paragraph" style:parent-style-name="Text_20_body">
      <style:text-properties officeooo:paragraph-rsid="001d3375"/>
    </style:style>
    <style:style style:name="P29" style:family="paragraph" style:parent-style-name="Text_20_body">
      <style:text-properties officeooo:rsid="001b7a4d" officeooo:paragraph-rsid="001b7a4d"/>
    </style:style>
    <style:style style:name="P30" style:family="paragraph" style:parent-style-name="Text_20_body">
      <style:text-properties officeooo:rsid="001bf141" officeooo:paragraph-rsid="001bf141"/>
    </style:style>
    <style:style style:name="P31" style:family="paragraph" style:parent-style-name="Text_20_body">
      <style:text-properties officeooo:rsid="001d3375" officeooo:paragraph-rsid="001d3375"/>
    </style:style>
    <style:style style:name="P32" style:family="paragraph" style:parent-style-name="Standard">
      <style:text-properties officeooo:paragraph-rsid="0024cf71"/>
    </style:style>
    <style:style style:name="P33" style:family="paragraph" style:parent-style-name="Text_20_body">
      <style:text-properties officeooo:paragraph-rsid="0024cf71"/>
    </style:style>
    <style:style style:name="P34" style:family="paragraph" style:parent-style-name="Table_20_Contents">
      <style:text-properties officeooo:rsid="0024cf71" officeooo:paragraph-rsid="0024cf71"/>
    </style:style>
    <style:style style:name="P35" style:family="paragraph" style:parent-style-name="Table_20_Contents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36" style:family="paragraph" style:parent-style-name="Text_20_body" style:list-style-name="L1">
      <style:text-properties style:font-name="Lato" officeooo:rsid="0025488b" officeooo:paragraph-rsid="0024cf71"/>
    </style:style>
    <style:style style:name="P37" style:family="paragraph" style:parent-style-name="Text_20_body" style:list-style-name="L2">
      <style:text-properties officeooo:rsid="00196f03" officeooo:paragraph-rsid="00196f03"/>
    </style:style>
    <style:style style:name="P38" style:family="paragraph" style:parent-style-name="Text_20_body" style:list-style-name="L3"/>
    <style:style style:name="P39" style:family="paragraph" style:parent-style-name="Text_20_body" style:list-style-name="L3">
      <style:text-properties officeooo:paragraph-rsid="001ced83"/>
    </style:style>
    <style:style style:name="P40" style:family="paragraph" style:parent-style-name="Text_20_body" style:list-style-name="L4">
      <style:text-properties officeooo:rsid="001ced83" officeooo:paragraph-rsid="001ced83"/>
    </style:style>
    <style:style style:name="P41" style:family="paragraph" style:parent-style-name="Text_20_body" style:list-style-name="L5">
      <style:text-properties officeooo:rsid="001d3375" officeooo:paragraph-rsid="001d3375"/>
    </style:style>
    <style:style style:name="P42" style:family="paragraph" style:parent-style-name="Text_20_body" style:list-style-name="L6">
      <style:text-properties officeooo:rsid="001d3375" officeooo:paragraph-rsid="001d3375"/>
    </style:style>
    <style:style style:name="P43" style:family="paragraph" style:parent-style-name="Text_20_body" style:list-style-name="L7"/>
    <style:style style:name="T1" style:family="text">
      <style:text-properties officeooo:rsid="0024f1be"/>
    </style:style>
    <style:style style:name="T2" style:family="text">
      <style:text-properties officeooo:rsid="0015f566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normal" style:text-underline-style="none" fo:font-weight="normal" officeooo:rsid="001d3375"/>
    </style:style>
    <style:style style:name="T5" style:family="text">
      <style:text-properties fo:color="#000000" loext:opacity="100%" style:font-name="Consolas" fo:language="zxx" fo:country="none" fo:font-style="normal" style:text-underline-style="none" fo:font-weight="normal" officeooo:rsid="001d3375" fo:background-color="#f8f8f8" loext:char-shading-value="0"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" style:family="text">
      <style:text-properties fo:color="#000000" loext:opacity="100%" style:font-name="Consolas" fo:font-size="10.5pt" officeooo:rsid="001d3375" style:font-size-asian="10.5pt" style:font-size-complex="10.5pt"/>
    </style:style>
    <style:style style:name="T7" style:family="text">
      <style:text-properties fo:color="#000000" loext:opacity="100%" style:font-name="Consolas" fo:font-size="10.5pt" fo:language="zxx" fo:country="none" fo:font-style="normal" style:text-underline-style="none" fo:font-weight="normal" officeooo:rsid="001d3375" fo:background-color="transparent" loext:char-shading-value="0" style:font-size-asian="10.5pt" style:font-size-complex="10.5pt"/>
    </style:style>
    <style:style style:name="T8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9" style:family="text">
      <style:text-properties fo:color="#19177c" loext:opacity="100%"/>
    </style:style>
    <style:style style:name="T10" style:family="text">
      <style:text-properties fo:color="#19177c" loext:opacity="100%" style:font-name="Consolas" fo:font-size="10.5pt" fo:language="zxx" fo:country="none" fo:font-style="normal" style:text-underline-style="none" fo:font-weight="normal" fo:background-color="transparent" loext:char-shading-value="0" style:font-size-asian="10.5pt" style:font-size-complex="10.5pt"/>
    </style:style>
    <style:style style:name="T11" style:family="text">
      <style:text-properties fo:color="#19177c" loext:opacity="100%" style:font-name="Consolas" fo:font-size="10.5pt" fo:language="zxx" fo:country="none" fo:font-style="normal" style:text-underline-style="none" fo:font-weight="normal" officeooo:rsid="0015f566" fo:background-color="transparent" loext:char-shading-value="0" style:font-size-asian="10.5pt" style:font-size-complex="10.5pt"/>
    </style:style>
    <style:style style:name="T12" style:family="text">
      <style:text-properties fo:color="#19177c" loext:opacity="100%" style:font-name="Consolas" fo:language="zxx" fo:country="none" fo:font-style="normal" style:text-underline-style="none" fo:font-weight="normal" officeooo:rsid="001d3375" fo:background-color="#f8f8f8" loext:char-shading-value="0"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" style:family="text">
      <style:text-properties fo:color="#666666" loext:opacity="100%"/>
    </style:style>
    <style:style style:name="T14" style:family="text">
      <style:text-properties fo:color="#666666" loext:opacity="100%" style:font-name="Consolas" fo:font-size="10.5pt" fo:language="zxx" fo:country="none" fo:font-style="normal" style:text-underline-style="none" fo:font-weight="normal" fo:background-color="transparent" loext:char-shading-value="0" style:font-size-asian="10.5pt" style:font-size-complex="10.5pt"/>
    </style:style>
    <style:style style:name="T15" style:family="text">
      <style:text-properties fo:color="#666666" loext:opacity="100%" style:font-name="Consolas" fo:language="zxx" fo:country="none" fo:font-style="normal" style:text-underline-style="none" fo:font-weight="normal" officeooo:rsid="001d3375" fo:background-color="#f8f8f8" loext:char-shading-value="0"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" style:family="text">
      <style:text-properties fo:color="#666666" loext:opacity="100%" officeooo:rsid="001b7a4d"/>
    </style:style>
    <style:style style:name="T17" style:family="text">
      <style:text-properties fo:color="#008000" loext:opacity="100%"/>
    </style:style>
    <style:style style:name="T18" style:family="text">
      <style:text-properties fo:color="#008000" loext:opacity="100%" fo:font-weight="bold"/>
    </style:style>
    <style:style style:name="T19" style:family="text">
      <style:text-properties fo:color="#008000" loext:opacity="100%" style:font-name="Consolas" fo:font-size="10.5pt" fo:language="zxx" fo:country="none" fo:font-style="normal" style:text-underline-style="none" fo:font-weight="normal" fo:background-color="transparent" loext:char-shading-value="0" style:font-size-asian="10.5pt" style:font-size-complex="10.5pt"/>
    </style:style>
    <style:style style:name="T20" style:family="text">
      <style:text-properties fo:color="#008000" loext:opacity="100%" style:font-name="Consolas" fo:font-size="10.5pt" fo:language="zxx" fo:country="none" fo:font-style="normal" style:text-underline-style="none" fo:font-weight="normal" officeooo:rsid="00196f03" fo:background-color="transparent" loext:char-shading-value="0" style:font-size-asian="10.5pt" style:font-size-complex="10.5pt"/>
    </style:style>
    <style:style style:name="T21" style:family="text">
      <style:text-properties fo:color="#008000" loext:opacity="100%" style:font-name="Consolas" fo:font-size="10.5pt" fo:language="zxx" fo:country="none" fo:font-style="normal" style:text-underline-style="none" fo:font-weight="normal" officeooo:rsid="00196f03" fo:background-color="transparent" loext:char-shading-value="0" style:font-size-asian="10.5pt" style:font-weight-asian="normal" style:font-size-complex="10.5pt" style:font-weight-complex="normal"/>
    </style:style>
    <style:style style:name="T22" style:family="text">
      <style:text-properties fo:color="#008000" loext:opacity="100%" style:font-name="Consolas" fo:font-size="10.5pt" fo:language="zxx" fo:country="none" fo:font-style="normal" style:text-underline-style="none" fo:font-weight="normal" officeooo:rsid="001d3375" fo:background-color="transparent" loext:char-shading-value="0" style:font-size-asian="9.14999961853027pt" style:font-size-complex="10.5pt"/>
    </style:style>
    <style:style style:name="T23" style:family="text">
      <style:text-properties fo:color="#008000" loext:opacity="100%" style:font-name="Consolas" fo:font-size="10.5pt" fo:language="zxx" fo:country="none" fo:font-style="normal" style:text-underline-style="none" fo:background-color="transparent" loext:char-shading-value="0" style:font-size-asian="10.5pt" style:font-size-complex="10.5pt"/>
    </style:style>
    <style:style style:name="T24" style:family="text">
      <style:text-properties fo:color="#008000" loext:opacity="100%" style:font-name="Consolas" fo:language="zxx" fo:country="none" fo:font-style="normal" style:text-underline-style="none" fo:font-weight="normal" fo:background-color="transparent" loext:char-shading-value="0"/>
    </style:style>
    <style:style style:name="T25" style:family="text">
      <style:text-properties fo:color="#008000" loext:opacity="100%" style:font-name="Consolas" fo:language="zxx" fo:country="none" fo:font-style="normal" style:text-underline-style="none" fo:font-weight="bold" fo:background-color="transparent" loext:char-shading-value="0" style:font-weight-asian="bold" style:font-weight-complex="bold"/>
    </style:style>
    <style:style style:name="T26" style:family="text">
      <style:text-properties fo:color="#008000" loext:opacity="100%" style:font-weight-asian="normal" style:font-weight-complex="normal"/>
    </style:style>
    <style:style style:name="T27" style:family="text">
      <style:text-properties fo:color="#ba2121" loext:opacity="100%"/>
    </style:style>
    <style:style style:name="T28" style:family="text">
      <style:text-properties style:font-name="Consolas"/>
    </style:style>
    <style:style style:name="T29" style:family="text">
      <style:text-properties style:font-name="Consolas" officeooo:rsid="001d3375"/>
    </style:style>
    <style:style style:name="T30" style:family="text">
      <style:text-properties style:font-name="Consolas" fo:font-size="10.5pt" officeooo:rsid="001d3375" style:font-size-asian="10.5pt" style:font-size-complex="10.5pt"/>
    </style:style>
    <style:style style:name="T31" style:family="text">
      <style:text-properties officeooo:rsid="001644f8"/>
    </style:style>
    <style:style style:name="T32" style:family="text">
      <style:text-properties fo:font-size="10.5pt" fo:font-style="italic" style:font-size-asian="10.5pt" style:font-style-asian="italic" style:font-size-complex="10.5pt" style:font-style-complex="italic"/>
    </style:style>
    <style:style style:name="T33" style:family="text">
      <style:text-properties fo:font-size="10.5pt" fo:font-style="italic" style:text-underline-style="solid" style:text-underline-width="auto" style:text-underline-color="font-color" style:font-size-asian="10.5pt" style:font-style-asian="italic" style:font-size-complex="10.5pt" style:font-style-complex="italic"/>
    </style:style>
    <style:style style:name="T34" style:family="text">
      <style:text-properties fo:language="zxx" fo:country="none"/>
    </style:style>
    <style:style style:name="T35" style:family="text">
      <style:text-properties officeooo:rsid="00196f03"/>
    </style:style>
    <style:style style:name="T36" style:family="text">
      <style:text-properties fo:color="#aa5d1f" loext:opacity="100%" fo:font-weight="bold"/>
    </style:style>
    <style:style style:name="T37" style:family="text">
      <style:text-properties fo:color="#a45a77" loext:opacity="100%" fo:font-weight="bold"/>
    </style:style>
    <style:style style:name="T38" style:family="text">
      <style:text-properties fo:color="#3d7b7b" loext:opacity="100%"/>
    </style:style>
    <style:style style:name="T39" style:family="text">
      <style:text-properties officeooo:rsid="001bf141"/>
    </style:style>
    <style:style style:name="T40" style:family="text">
      <style:text-properties officeooo:rsid="001ced83"/>
    </style:style>
    <style:style style:name="T41" style:family="text">
      <style:text-properties officeooo:rsid="001d3375"/>
    </style:style>
    <style:style style:name="T42" style:family="text">
      <style:text-properties officeooo:rsid="0024cf71"/>
    </style:style>
    <style:style style:name="T43" style:family="text">
      <style:text-properties officeooo:rsid="002587a2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éveloppement d’un site web dynamique <text:span text:style-name="T2">(UAA12)</text:span></text:p>
      <text:p text:style-name="P11"><text:span text:style-name="T2">Exercices : </text:span><text:span text:style-name="T42">bases de PHP</text:span></text:p>
      <text:p text:style-name="P33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Objets d’apprentissage :</text:p>
            <text:list text:style-name="L1">
              <text:list-item>
                <text:p text:style-name="P36">Construire une page WEB dynamique à l’aide du langage PHP.</text:p>
              </text:list-item>
            </text:list>
          </table:table-cell>
        </table:table-row>
      </table:table>
      <text:p text:style-name="P32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5">Exercice <text:span text:style-name="T35">1</text:span><text:span text:style-name="T31"> : </text:span><text:span text:style-name="T35">types de valeurs et affichage</text:span></text:p>
          </table:table-cell>
        </table:table-row>
      </table:table>
      <text:p text:style-name="P12">Etape 1.</text:p>
      <text:p text:style-name="P20">Utilise l’outils en ligne <text:a xlink:type="simple" xlink:href="https://onlinephp.io/" text:style-name="Internet_20_link" text:visited-style-name="Visited_20_Internet_20_Link">https://onlinephp.io/</text:a> pour réaliser cet exercice.</text:p>
      <text:p text:style-name="P20">Exécute le script suivant et observe l’affichage 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"><text:span text:style-name="T38">1 <text:s/></text:span>&lt;?php</text:p>
            <text:p text:style-name="P4"><text:span text:style-name="T38">2 <text:s/></text:span><text:span text:style-name="T9">$x</text:span><text:span text:style-name="T3"> </text:span><text:span text:style-name="T13">=</text:span><text:span text:style-name="T3"> </text:span><text:span text:style-name="T13">0</text:span><text:span text:style-name="T3">;</text:span></text:p>
            <text:p text:style-name="P4"><text:span text:style-name="T38">3 <text:s/></text:span><text:span text:style-name="T18">echo</text:span><text:span text:style-name="T3"> </text:span><text:span text:style-name="T27">"</text:span><text:span text:style-name="T36">\$</text:span><text:span text:style-name="T27">x vaut </text:span><text:span text:style-name="T37">$x</text:span><text:span text:style-name="T27"> et est de type "</text:span><text:span text:style-name="T3"> </text:span><text:span text:style-name="T13">.</text:span><text:span text:style-name="T3"> </text:span><text:span text:style-name="T17">gettype</text:span><text:span text:style-name="T3">(</text:span><text:span text:style-name="T9">$x</text:span><text:span text:style-name="T3">) </text:span><text:span text:style-name="T13">.</text:span><text:span text:style-name="T3"> </text:span><text:span text:style-name="T27">"</text:span><text:span text:style-name="T36">\n</text:span><text:span text:style-name="T27">"</text:span><text:span text:style-name="T3">;</text:span></text:p>
            <text:p text:style-name="P4"><text:span text:style-name="T38">4 <text:s/></text:span><text:span text:style-name="T18">echo</text:span><text:span text:style-name="T3"> </text:span><text:span text:style-name="T27">"Var_export indique : "</text:span><text:span text:style-name="T3">;</text:span></text:p>
            <text:p text:style-name="P4"><text:span text:style-name="T38">5 <text:s/></text:span><text:span text:style-name="T17">var_export</text:span><text:span text:style-name="T3">(</text:span><text:span text:style-name="T9">$x</text:span><text:span text:style-name="T3">);</text:span></text:p>
            <text:p text:style-name="P4"><text:span text:style-name="T38">6 <text:s/></text:span><text:span text:style-name="T18">echo</text:span><text:span text:style-name="T3"> </text:span><text:span text:style-name="T27">"</text:span><text:span text:style-name="T36">\n</text:span><text:span text:style-name="T27">Var_dump indique : "</text:span><text:span text:style-name="T3">;</text:span></text:p>
            <text:p text:style-name="P4"><text:span text:style-name="T38">7 <text:s/></text:span><text:span text:style-name="T17">var_dump</text:span><text:span text:style-name="T3">(</text:span><text:span text:style-name="T9">$x</text:span><text:span text:style-name="T3">);</text:span></text:p>
            <text:p text:style-name="P4"><text:span text:style-name="T38">8 <text:s/></text:span><text:span text:style-name="T18">echo</text:span><text:span text:style-name="T3"> </text:span><text:span text:style-name="T27">"</text:span><text:span text:style-name="T36">\n</text:span><text:span text:style-name="T27">"</text:span><text:span text:style-name="T3">;</text:span></text:p>
            <text:p text:style-name="P8"><text:span text:style-name="T38">9 <text:s/></text:span>?&gt;</text:p>
          </table:table-cell>
        </table:table-row>
      </table:table>
      <text:p text:style-name="P20">Comprends-tu toutes ces lignes de code ? Voici quelques rappels pour t’aider :</text:p>
      <text:list text:style-name="L2">
        <text:list-item>
          <text:p text:style-name="P37">[ligne 3] le symbole <text:span text:style-name="T14">.</text:span> permet de concaténer plusieurs chaines de caractères</text:p>
        </text:list-item>
        <text:list-item>
          <text:p text:style-name="P37">[ligne 3] la fonction <text:span text:style-name="T19">gettype</text:span> permet d’obtenir le type d’une variable</text:p>
        </text:list-item>
        <text:list-item>
          <text:p text:style-name="P37">[ligne 5] la fonction <text:span text:style-name="T19">var_export</text:span> donne la valeur d’une variable</text:p>
        </text:list-item>
        <text:list-item>
          <text:p text:style-name="P37">[ligne 7] la fonction <text:span text:style-name="T19">var_dump</text:span> donne la valeur et le type d’une variable</text:p>
        </text:list-item>
      </text:list>
      <text:p text:style-name="P12">Etape 2.</text:p>
      <text:p text:style-name="P13">Dans les instructions <text:span text:style-name="T23">echo</text:span>, remplace les guillemets par des apostrophes et observe le résultat. Quelle est la différence entre les guillemets et les apostrophes en PHP ?</text:p>
      <text:p text:style-name="P13">Reviens aux guillemets avant de poursuivre à l’étape suivante.</text:p>
      <text:p text:style-name="P12">Etape 3.</text:p>
      <text:p text:style-name="P29">Modifie ensuite la ligne 2 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"><text:span text:style-name="T9">$x</text:span><text:span text:style-name="T3"> </text:span><text:span text:style-name="T13">=</text:span><text:span text:style-name="T3"> </text:span><text:span text:style-name="T16">135.2</text:span><text:span text:style-name="T3">;</text:span></text:p>
          </table:table-cell>
        </table:table-row>
      </table:table>
      <text:p text:style-name="P29">Exécute à nouveau le script. Observe les résultats de l’affichage via <text:span text:style-name="T21">echo</text:span>, <text:span text:style-name="T20">var_export</text:span> et <text:span text:style-name="T20">var_dump</text:span>.</text:p>
      <text:p text:style-name="P29">Essaie de nouveau avec les initialisations suivantes 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"><text:span text:style-name="T9">$x</text:span><text:span text:style-name="T3"> </text:span><text:span text:style-name="T13">=</text:span><text:span text:style-name="T3"> </text:span><text:span text:style-name="T18">true</text:span><text:span text:style-name="T3">;</text:span></text:p>
            <text:p text:style-name="P3"><text:span text:style-name="T9">$x</text:span><text:span text:style-name="T3"> </text:span><text:span text:style-name="T13">=</text:span><text:span text:style-name="T3"> </text:span><text:span text:style-name="T18">false</text:span><text:span text:style-name="T3">;</text:span></text:p>
            <text:p text:style-name="P3"><text:span text:style-name="T9">$x</text:span><text:span text:style-name="T3"> </text:span><text:span text:style-name="T13">=</text:span><text:span text:style-name="T3"> </text:span><text:span text:style-name="T27">"hello"</text:span><text:span text:style-name="T3">;</text:span></text:p>
            <text:p text:style-name="P3"><text:span text:style-name="T9">$x</text:span><text:span text:style-name="T3"> </text:span><text:span text:style-name="T13">=</text:span><text:span text:style-name="T3"> </text:span><text:span text:style-name="T18">null</text:span><text:span text:style-name="T3">;</text:span></text:p>
          </table:table-cell>
        </table:table-row>
      </table:table>
      <text:p text:style-name="P30">Observe la manière dont PHP affiche les valeurs booléennes !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2">Exercice <text:span text:style-name="T39">2</text:span><text:span text:style-name="T31"> : </text:span><text:span text:style-name="T40">des variables dans des chaines de caractères</text:span></text:p>
          </table:table-cell>
        </table:table-row>
      </table:table>
      <text:p text:style-name="P24">Crée une page PHP présentant les informations suivantes 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3"><text:span text:style-name="T32">Je m’appelle </text:span><text:span text:style-name="T33">Picsou</text:span><text:span text:style-name="T32">.</text:span></text:p>
            <text:p text:style-name="P23"><text:span text:style-name="T33">J’adore</text:span><text:span text:style-name="T32"> </text:span><text:span text:style-name="T33">l’argent</text:span><text:span text:style-name="T32">.</text:span></text:p>
            <text:p text:style-name="P23"><text:span text:style-name="T32">J’en récolte environs </text:span><text:span text:style-name="T33">$3000</text:span><text:span text:style-name="T32"> par mois c’est à dire </text:span><text:span text:style-name="T33">$36000</text:span><text:span text:style-name="T32"> par an.</text:span></text:p>
          </table:table-cell>
        </table:table-row>
      </table:table>
      <text:p text:style-name="P24">Dans ce texte, les parties soulignées sont variables. Leur contenu change selon quatre variables :</text:p>
      <text:list text:style-name="L3">
        <text:list-item>
          <text:p text:style-name="P39"><text:span text:style-name="T10">$nom</text:span><text:span text:style-name="T40"> : le nom de la personne (ici « Picsou »)</text:span></text:p>
        </text:list-item>
        <text:list-item>
          <text:p text:style-name="P38"><text:span text:style-name="T11">$adore</text:span><text:span text:style-name="T34"> </text:span>: un booléen qui indique si la personne « adore » (<text:span text:style-name="T28">true</text:span>) ou « déteste » (<text:span text:style-name="T28">false</text:span>)</text:p>
        </text:list-item>
        <text:list-item>
          <text:p text:style-name="P39"><text:span text:style-name="T11">$chose</text:span><text:span text:style-name="T40"> : la chose que la personne adore ou déteste (ici « l’argent »)</text:span></text:p>
        </text:list-item>
        <text:list-item>
          <text:p text:style-name="P39"><text:span text:style-name="T11">$salaire</text:span><text:span text:style-name="T40"> : le salaire désiré en dollars (ici 3000)</text:span></text:p>
        </text:list-item>
      </text:list>
      <text:p text:style-name="P24">Ces quatre variables doivent être initialisées au début du script PHP.</text:p>
      <text:p text:style-name="P24">On te demande de créer quatre versions différentes de ce script :</text:p>
      <text:list text:style-name="L4">
        <text:list-item>
          <text:p text:style-name="P40">Initialise les variables à l’aide des guillemets. Utilise l’HTML pour les parties fixes de chaine de caractères (« Je m’appelle » par exemple) et le PHP pour les parties variables.</text:p>
        </text:list-item>
        <text:list-item>
          <text:p text:style-name="P40">Idem mais remplace les apostrophes à la place des guillemets.</text:p>
        </text:list-item>
        <text:list-item>
          <text:p text:style-name="P40">Fais en sorte que le contenu de la balise <text:span text:style-name="T28">&lt;body&gt;</text:span> soit produit par du code PHP en utilisant uniquement les apostrophes pour les chaines de caractères.</text:p>
        </text:list-item>
        <text:list-item>
          <text:p text:style-name="P40">Remplace les apostrophes par des guillemets et incorpore les variables dans les chaines de caractères.</text:p>
        </text:list-item>
      </text:list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5">Exercice <text:span text:style-name="T40">3</text:span><text:span text:style-name="T31"> : </text:span><text:span text:style-name="T40">des étoiles...</text:span></text:p>
          </table:table-cell>
        </table:table-row>
      </table:table>
      <text:p text:style-name="P26"><text:span text:style-name="T40">On te demande d’écrire un script PHP qui, à partir d’une chaine de caractères et d’un entier (stockés dans des variables), affiche une ligne répétant la chaine de caractères autant de fois que demandé. Par exemple, si l’entier vaut 5 et que la chaine de caractères vaut « </text:span><text:span text:style-name="T41">* </text:span><text:span text:style-name="T40">», la page affiche « </text:span><text:span text:style-name="T41">***** </text:span><text:span text:style-name="T40">»</text:span></text:p>
      <text:p text:style-name="P31">On te demande de réaliser cet exercice en deux versions différentes :</text:p>
      <text:list text:style-name="L5">
        <text:list-item>
          <text:p text:style-name="P41">Avec une boucle <text:span text:style-name="T25">for</text:span> (comme en C et JavaScript) : l’affichage se fait au fur et à mesure (à chaque itération de la boucle)</text:p>
        </text:list-item>
        <text:list-item>
          <text:p text:style-name="P41">Egalement avec une boucle <text:span text:style-name="T25">for</text:span> mais en construisant la chaine de caractère progressivement et en l’affichant une seule fois (après la boucle)</text:p>
        </text:list-item>
      </text:list>
      <text:p text:style-name="P31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5">Exercice <text:span text:style-name="T40">4</text:span><text:span text:style-name="T31"> : ...</text:span><text:span text:style-name="T40">et encore des étoiles</text:span></text:p>
          </table:table-cell>
        </table:table-row>
      </table:table>
      <text:p text:style-name="P31">Fait une copie du script de l’exercice précédent et modifie-le pour obtenir le résultat suivant.</text:p>
      <text:p text:style-name="P31">Le script doit afficher une ou plusieurs lignes d’étoiles selon un entier : une ligne pour chacun des chiffres de l’entier.</text:p>
      <text:p text:style-name="P28"><text:span text:style-name="T41">Par exemple, pour l’entier </text:span><text:span text:style-name="T12">$nb</text:span><text:span text:style-name="T5"> </text:span><text:span text:style-name="T15">=</text:span><text:span text:style-name="T5"> </text:span><text:span text:style-name="T15">6934</text:span><text:span text:style-name="T34"> </text:span>l<text:span text:style-name="T41">e script doit afficher :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9">******</text:p>
            <text:p text:style-name="P19">*********</text:p>
            <text:p text:style-name="P19">***</text:p>
            <text:p text:style-name="P19">****</text:p>
          </table:table-cell>
        </table:table-row>
      </table:table>
      <text:p text:style-name="P31">Pour t’aider, voici deux fonctions pratiques :</text:p>
      <text:list text:style-name="L6">
        <text:list-item>
          <text:p text:style-name="P42"><text:span text:style-name="T24">strlen</text:span> : donne la taille d’une chaine de caractères (<text:a xlink:type="simple" xlink:href="https://www.w3schools.com/php/func_string_strlen.asp" text:style-name="Internet_20_link" text:visited-style-name="Visited_20_Internet_20_Link">https://www.w3schools.com/php/func_string_strlen.asp</text:a>)</text:p>
        </text:list-item>
        <text:list-item>
          <text:p text:style-name="P42"><text:span text:style-name="T24">substr</text:span> : retourne une partie d’une chaine de caractères (<text:a xlink:type="simple" xlink:href="https://www.w3schools.com/php/func_string_substr.asp" text:style-name="Internet_20_link" text:visited-style-name="Visited_20_Internet_20_Link">https://www.w3schools.com/php/func_string_substr.asp</text:a>)</text:p>
        </text:list-item>
      </text:list>
      <text:p text:style-name="P31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7">Exercice <text:span text:style-name="T41">5</text:span><text:span text:style-name="T31"> : </text:span><text:span text:style-name="T29">isset</text:span><text:span text:style-name="T41"> et </text:span><text:span text:style-name="T29">empty</text:span></text:p>
          </table:table-cell>
        </table:table-row>
      </table:table>
      <text:p text:style-name="P28"><text:span text:style-name="T41">La fonction </text:span><text:span text:style-name="T22">isset</text:span><text:span text:style-name="T41"> permet de vérifier si une variable existe. La fonction </text:span><text:span text:style-name="T22">empty</text:span><text:span text:style-name="T41">, elle, vérifie si une variable est vide. Mais la signification de « existe » et de « vide » n’est pas forcément très facile à définir.</text:span></text:p>
      <text:p text:style-name="P31">Dans cet exercice, on te demande de compléter le tableau suivant en indiquant, pour chaque cas, la valeur booléenne renvoyée par chacun des tests.</text:p>
      <text:p text:style-name="P31">Utilise le script suivant en remplaçant simplement la première ligne par chaque déclaration du tableau 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5">&lt;?<text:span text:style-name="T41">php</text:span><text:span text:style-name="T4"/></text:p>
            <text:p text:style-name="P21">// <text:span text:style-name="T41">Ligne à remplacer par une déclaration du tableau</text:span></text:p>
            <text:p text:style-name="P6"><text:span text:style-name="T18">echo</text:span><text:span text:style-name="T3"> </text:span><text:span text:style-name="T17">isset</text:span><text:span text:style-name="T3">(</text:span><text:span text:style-name="T9">$x</text:span><text:span text:style-name="T3">);</text:span></text:p>
            <text:p text:style-name="P6"><text:span text:style-name="T18">echo</text:span><text:span text:style-name="T3"> </text:span><text:span text:style-name="T26">empty</text:span><text:span text:style-name="T3">(</text:span><text:span text:style-name="T9">$x</text:span><text:span text:style-name="T3">);</text:span></text:p>
            <text:p text:style-name="P9">?&gt;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17"/>
          </table:table-cell>
          <table:table-cell table:style-name="Table21.B1" office:value-type="string">
            <text:p text:style-name="P18">isset($x)</text:p>
          </table:table-cell>
          <table:table-cell table:style-name="Table21.C1" office:value-type="string">
            <text:p text:style-name="P18">empty($x)</text:p>
          </table:table-cell>
        </table:table-row>
        <table:table-row table:style-name="Table21.2">
          <table:table-cell table:style-name="Table21.A2" office:value-type="string">
            <text:p text:style-name="P16">Aucune déclaration</text:p>
          </table:table-cell>
          <table:table-cell table:style-name="Table21.A2" office:value-type="string">
            <text:p text:style-name="P16"/>
          </table:table-cell>
          <table:table-cell table:style-name="Table21.C2" office:value-type="string">
            <text:p text:style-name="P16"/>
          </table:table-cell>
        </table:table-row>
        <table:table-row table:style-name="Table21.2">
          <table:table-cell table:style-name="Table21.A2" office:value-type="string">
            <text:p text:style-name="P19">$x = 0;</text:p>
          </table:table-cell>
          <table:table-cell table:style-name="Table21.A2" office:value-type="string">
            <text:p text:style-name="P19"/>
          </table:table-cell>
          <table:table-cell table:style-name="Table21.C2" office:value-type="string">
            <text:p text:style-name="P19"/>
          </table:table-cell>
        </table:table-row>
        <table:table-row table:style-name="Table21.2">
          <table:table-cell table:style-name="Table21.A2" office:value-type="string">
            <text:p text:style-name="P19">$x = 0.0;</text:p>
          </table:table-cell>
          <table:table-cell table:style-name="Table21.A2" office:value-type="string">
            <text:p text:style-name="P19"/>
          </table:table-cell>
          <table:table-cell table:style-name="Table21.C2" office:value-type="string">
            <text:p text:style-name="P19"/>
          </table:table-cell>
        </table:table-row>
        <table:table-row table:style-name="Table21.2">
          <table:table-cell table:style-name="Table21.A2" office:value-type="string">
            <text:p text:style-name="P19">$x = 7;</text:p>
          </table:table-cell>
          <table:table-cell table:style-name="Table21.A2" office:value-type="string">
            <text:p text:style-name="P19"/>
          </table:table-cell>
          <table:table-cell table:style-name="Table21.C2" office:value-type="string">
            <text:p text:style-name="P19"/>
          </table:table-cell>
        </table:table-row>
        <table:table-row table:style-name="Table21.2">
          <table:table-cell table:style-name="Table21.A2" office:value-type="string">
            <text:p text:style-name="P19">$x = 27.4;</text:p>
          </table:table-cell>
          <table:table-cell table:style-name="Table21.A2" office:value-type="string">
            <text:p text:style-name="P19"/>
          </table:table-cell>
          <table:table-cell table:style-name="Table21.C2" office:value-type="string">
            <text:p text:style-name="P19"/>
          </table:table-cell>
        </table:table-row>
        <table:table-row table:style-name="Table21.2">
          <table:table-cell table:style-name="Table21.A2" office:value-type="string">
            <text:p text:style-name="P19">$x = true;</text:p>
          </table:table-cell>
          <table:table-cell table:style-name="Table21.A2" office:value-type="string">
            <text:p text:style-name="P19"/>
          </table:table-cell>
          <table:table-cell table:style-name="Table21.C2" office:value-type="string">
            <text:p text:style-name="P19"/>
          </table:table-cell>
        </table:table-row>
        <table:table-row table:style-name="Table21.2">
          <table:table-cell table:style-name="Table21.A2" office:value-type="string">
            <text:p text:style-name="P19">$x = false;</text:p>
          </table:table-cell>
          <table:table-cell table:style-name="Table21.A2" office:value-type="string">
            <text:p text:style-name="P19"/>
          </table:table-cell>
          <table:table-cell table:style-name="Table21.C2" office:value-type="string">
            <text:p text:style-name="P19"/>
          </table:table-cell>
        </table:table-row>
        <table:table-row table:style-name="Table21.2">
          <table:table-cell table:style-name="Table21.A2" office:value-type="string">
            <text:p text:style-name="P27"><text:span text:style-name="T30">$</text:span><text:span text:style-name="T6">x = </text:span><text:span text:style-name="T7">"";</text:span></text:p>
          </table:table-cell>
          <table:table-cell table:style-name="Table21.A2" office:value-type="string">
            <text:p text:style-name="P19"/>
          </table:table-cell>
          <table:table-cell table:style-name="Table21.C2" office:value-type="string">
            <text:p text:style-name="P19"/>
          </table:table-cell>
        </table:table-row>
        <table:table-row table:style-name="Table21.2">
          <table:table-cell table:style-name="Table21.A2" office:value-type="string">
            <text:p text:style-name="P19">$x = <text:span text:style-name="T8">"\n";</text:span></text:p>
          </table:table-cell>
          <table:table-cell table:style-name="Table21.A2" office:value-type="string">
            <text:p text:style-name="P19"/>
          </table:table-cell>
          <table:table-cell table:style-name="Table21.C2" office:value-type="string">
            <text:p text:style-name="P19"/>
          </table:table-cell>
        </table:table-row>
        <table:table-row table:style-name="Table21.2">
          <table:table-cell table:style-name="Table21.A2" office:value-type="string">
            <text:p text:style-name="P19">$x = <text:span text:style-name="T8">"hello";</text:span></text:p>
          </table:table-cell>
          <table:table-cell table:style-name="Table21.A2" office:value-type="string">
            <text:p text:style-name="P19"/>
          </table:table-cell>
          <table:table-cell table:style-name="Table21.C2" office:value-type="string">
            <text:p text:style-name="P19"/>
          </table:table-cell>
        </table:table-row>
        <table:table-row table:style-name="Table21.2">
          <table:table-cell table:style-name="Table21.A2" office:value-type="string">
            <text:p text:style-name="P19">$x = null;</text:p>
          </table:table-cell>
          <table:table-cell table:style-name="Table21.A2" office:value-type="string">
            <text:p text:style-name="P19"/>
          </table:table-cell>
          <table:table-cell table:style-name="Table21.C2" office:value-type="string">
            <text:p text:style-name="P19"/>
          </table:table-cell>
        </table:table-row>
        <table:table-row table:style-name="Table21.2">
          <table:table-cell table:style-name="Table21.A2" office:value-type="string">
            <text:p text:style-name="P19">$x = array();</text:p>
          </table:table-cell>
          <table:table-cell table:style-name="Table21.A2" office:value-type="string">
            <text:p text:style-name="P19"/>
          </table:table-cell>
          <table:table-cell table:style-name="Table21.C2" office:value-type="string">
            <text:p text:style-name="P19"/>
          </table:table-cell>
        </table:table-row>
      </table:table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P34">Références</text:p>
          </table:table-cell>
        </table:table-row>
      </table:table>
      <text:p text:style-name="Text_20_body">Les <text:span text:style-name="T42">présents </text:span>exercices ont été élaboré<text:span text:style-name="T43">s</text:span> à l’aide des ressources suivantes :</text:p>
      <text:list text:style-name="L7">
        <text:list-item>
          <text:p text:style-name="P43">Forbes, A. (2013). The Joy of PHP: A Beginner's Guide to Programming Interactive Web Sites.</text:p>
        </text:list-item>
        <text:list-item>
          <text:p text:style-name="P43">Vaswani, V. (2021). PHP A Beginner’s Guide.</text:p>
        </text:list-item>
        <text:list-item>
          <text:p text:style-name="P43">Cours de « Développement d’applications WEB » (2018), Hénallu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adornments="Bold"/>
    <style:font-face style:name="Lato2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2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2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1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" fo:font-family="Consolas" style:font-family-generic="swiss" style:font-pitch="fixed" officeooo:rsid="0015f566"/>
    </style:style>
    <style:style style:name="Code" style:family="paragraph" style:parent-style-name="Standard">
      <style:text-properties style:font-name="Consolas" fo:font-family="Consolas" style:font-family-generic="swiss" style:font-pitch="fixe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24f1be" style:font-size-asian="9pt" style:font-size-complex="9pt"/>
    </style:style>
    <style:style style:name="MT1" style:family="text">
      <style:text-properties officeooo:rsid="0024f1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ev. d’un site WEB dynamique (UAA12)<text:tab/>Page <text:page-number text:select-page="current">7</text:page-number><text:s/>sur <text:page-count>7</text:page-count><text:tab/><text:span text:style-name="MT1">Bases de PHP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1:33:16.462764951</meta:creation-date>
    <dc:date>2023-09-14T11:47:31.944000000</dc:date>
    <meta:editing-duration>P5DT18H28M21S</meta:editing-duration>
    <meta:editing-cycles>19</meta:editing-cycles>
    <meta:generator>LibreOffice/7.5.0.3$Windows_X86_64 LibreOffice_project/c21113d003cd3efa8c53188764377a8272d9d6de</meta:generator>
    <meta:document-statistic meta:table-count="14" meta:image-count="0" meta:object-count="0" meta:page-count="7" meta:paragraph-count="96" meta:word-count="871" meta:character-count="4962" meta:non-whitespace-character-count="4198"/>
  </office:meta>
</office:document-meta>
</file>